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2F2F2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middle" fo:background-color="#F2F2F2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476875cm" style:use-optimal-column-width="true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Soft Skills</text:p>
          </table:table-cell>
          <table:table-cell office:value-type="string" table:style-name="ce4">
            <text:p>Descripción de la soft skill</text:p>
          </table:table-cell>
          <table:table-cell office:value-type="string" table:style-name="ce4">
            <text:p>Referencias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Comunicación oral y escrita<text:s/></text:p>
            <text:p>en Inglés</text:p>
          </table:table-cell>
          <table:table-cell office:value-type="string" table:style-name="ce3">
            <text:p>Saber comunicarse oralmente y por escrito con los diferentes miembros de los equipos de trabajo en un idioma común, en especial el Inglés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5">
            <text:p>Comunicación regular entre</text:p>
            <text:p>los miembros de los equipos</text:p>
            <text:p>de desarrolladores distribuidos</text:p>
          </table:table-cell>
          <table:table-cell office:value-type="string" table:style-name="ce3">
            <text:p>Mantener una comunicación fluida con los diferentes miembros de los equipos distribuidos, sabiendo en cada caso cuál es el mejor protocolo a utilizar (síncrono o asíncrono) y utilizando técnicas avanzadas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5">
            <text:p>Toma de decisiones y resolución</text:p>
            <text:p>de problemas</text:p>
          </table:table-cell>
          <table:table-cell office:value-type="string" table:style-name="ce3">
            <text:p>Ser capaz de tomar las decisiones adecuadas para resolver los problemas técnicos que afectan directa o indirectamente a la evolución del proyecto, considerando todas las problemáticas posibles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6">
            <text:p>Gestión del tiempo</text:p>
          </table:table-cell>
          <table:table-cell office:value-type="string" table:style-name="ce3">
            <text:p>Gestionar el tiempo empleado en el desarrollo de las tareas de los diferentes equipos de trabajo, en un esfuerzo por evitar problemas en el proyecto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Cooperación remota</text:p>
          </table:table-cell>
          <table:table-cell office:value-type="string" table:style-name="ce3">
            <text:p>Colaborar tanto entre los miembros del mismo equipo como entre los diferentes equipos de trabajo para dinamizar el proyecto, utilizando también herramientas y tecnologías que ayuden en la cooperación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6">
            <text:p>Cooperación intercultural</text:p>
          </table:table-cell>
          <table:table-cell office:value-type="string" table:style-name="ce3">
            <text:p>Saber cómo trabajar y cooperar con personas de diferentes culturas y tener la capacidad de relacionarse internacionalmente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Cooperación con el cliente</text:p>
          </table:table-cell>
          <table:table-cell office:value-type="string" table:style-name="ce3">
            <text:p>Cooperar con los clientes que nos han contratado para llevar a cabo el proyecto, identificando y gestionando los requisitos que quieren para tratar de completar el proyecto con éxito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6">
            <text:p>Gestión del conocimiento</text:p>
          </table:table-cell>
          <table:table-cell office:value-type="string" table:style-name="ce3">
            <text:p>Gestionar toda la información y el conocimiento que se crea en un proyecto distribuido y tratar de que llegue a todos los equipos distribuidos involucrados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6">
            <text:p>Códigos de ética</text:p>
          </table:table-cell>
          <table:table-cell office:value-type="string" table:style-name="ce3">
            <text:p>Conocer los código de ética de un proyecto distribuido y trabajar en<text:s/></text:p>
            <text:p>cumplimiento de estos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Soft Skills</text:p>
          </table:table-cell>
          <table:table-cell office:value-type="string" table:style-name="ce4">
            <text:p>Descripción de la soft skill</text:p>
          </table:table-cell>
          <table:table-cell office:value-type="string" table:style-name="ce4">
            <text:p>Referencias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Actitud positiva y capacidad para motivar a otros</text:p>
          </table:table-cell>
          <table:table-cell office:value-type="string" table:style-name="ce3">
            <text:p>Poseer la capacidad de animar a los diferentes miembros que componen el proyecto de software distribuido, aumentando así su capacidad de trabajo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6">
            <text:p>Iniciativa y liderazgo</text:p>
          </table:table-cell>
          <table:table-cell office:value-type="string" table:style-name="ce3">
            <text:p>Tener la capacidad de dirigir y gestionar el proyecto distribuido, tomando la iniciativa en las ideas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5">
            <text:p>Toma de decisiones y resolución de problemas</text:p>
          </table:table-cell>
          <table:table-cell office:value-type="string" table:style-name="ce3">
            <text:p>Poder tomar decisiones y así resolver los problemas (tanto técnicos como<text:s/></text:p>
            <text:p>interpersonales) que afectan directa o indirectamente a la evolución del<text:s/></text:p>
            <text:p>proyecto, considerando todas las posibles cuestiones involucradas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5">
            <text:p>Habilidades para la construcción de entornos de equipo</text:p>
          </table:table-cell>
          <table:table-cell office:value-type="string" table:style-name="ce3">
            <text:p>Tener la capacidad de mejorar y fortalecer la relación y la comunicación con otros miembros y equipos de trabajo, creando así un ambiente de trabajo<text:s/></text:p>
            <text:p>confortable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6">
            <text:p>Habilidades de comunicación</text:p>
          </table:table-cell>
          <table:table-cell office:value-type="string" table:style-name="ce3">
            <text:p>Poder comunicarse adecuadamente con los demás miembros del proyecto, así como con los clientes del mismo, eligiendo un idioma común en ambos<text:s/></text:p>
            <text:p>casos y teniendo en cuenta las diferencias culturales, geográficas y de zona<text:s/></text:p>
            <text:p>horaria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Habilidades de coordinación</text:p>
          </table:table-cell>
          <table:table-cell office:value-type="string" table:style-name="ce3">
            <text:p>Saber combinar y gestionar todos los detalles técnicos y personales en las<text:s/></text:p>
            <text:p>diferentes tareas de las que se compone el proyecto distribuido, para<text:s/></text:p>
            <text:p>completarlo con éxito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Habilidades de control</text:p>
          </table:table-cell>
          <table:table-cell office:value-type="string" table:style-name="ce3">
            <text:p>Poder examinar la evolución del proyecto distribuido para comprobar si la<text:s/></text:p>
            <text:p>retroalimentación obtenida se corresponde con los requerimientos de los<text:s/></text:p>
            <text:p>clientes, recogiendo, analizando e interpretando la información obtenida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5">
            <text:p>Estimación de las necesidades y</text:p>
            <text:p>establecimiento de prioridades</text:p>
          </table:table-cell>
          <table:table-cell office:value-type="string" table:style-name="ce3">
            <text:p>Saber priorizar y estimar las diferentes tareas del proyecto distribuido en función de las demandas y requerimientos de los clientes en cada momento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6">
            <text:p>Gestión de reuniones</text:p>
          </table:table-cell>
          <table:table-cell office:value-type="string" table:style-name="ce3">
            <text:p>Tener la capacidad de llevar a cabo la gestión de la reunión, tanto con los<text:s/></text:p>
            <text:p>diferentes miembros del proyecto distribuido como con los clientes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5">
            <text:p>Identificación de competencias<text:s/></text:p>
            <text:p>en CV</text:p>
          </table:table-cell>
          <table:table-cell office:value-type="string" table:style-name="ce3">
            <text:p>Ser capaz de identificar cuáles son las habilidades necesarias para llevar a cabo una tarea, y decidir qué trabajador es el más apropiado para esa tarea,<text:s/></text:p>
            <text:p>según sus habilidades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5">
            <text:p>Establecimiento de reglas para<text:s/></text:p>
            <text:p>trabajar en un ambiente con<text:s/></text:p>
            <text:p>datos compartidos</text:p>
          </table:table-cell>
          <table:table-cell office:value-type="string" table:style-name="ce3">
            <text:p>Saber imponer las reglas adecuadas en la gestión de los datos compartidos<text:s/></text:p>
            <text:p>para que lleguen a todos los equipos de trabajo</text:p>
          </table:table-cell>
          <table:table-cell office:value-type="string" table:style-name="ce2">
            <text:p>INSERTEREF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RubenMa</meta:initial-creator>
    <dc:creator>RubenMa</dc:creator>
    <meta:creation-date>2020-05-01T22:59:55Z</meta:creation-date>
    <dc:date>2020-05-02T00:59:54Z</dc:date>
  </office:meta>
</office:document-meta>
</file>